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A20000416D06E4C4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5.666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Co zrobić żeby pobrać repozytorium, jako komitować</text:p>
      <text:p text:style-name="Standard">2.Problemy</text:p>
      <text:p text:style-name="Standard">3.Linki </text:p>
      <text:list xml:id="list7381706337180657216" text:style-name="L1">
        <text:list-item>
          <text:p text:style-name="P1">Co mamy do zrobienia</text:p>
        </text:list-item>
      </text:list>
      <text:p text:style-name="Standard">5. Baza dany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Standard">Link do projektu który przełącza pomiędzy panoramami:</text:p>
      <text:p text:style-name="Standard"><text:a xlink:type="simple" xlink:href="https://github.com/marianmoldovan/panoramagl/blob/master/example/src/main/java/com/gipsyz/panoramaglandroid/MainActivity.java" text:style-name="Internet_20_link" text:visited-style-name="Visited_20_Internet_20_Link">https://github.com/marianmoldovan/panoramagl/blob/master/example/src/main/java/com/gipsyz/panoramaglandroid/MainActivity.java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</text:p>
      <text:p text:style-name="Standard">Baza danych dla profesorów uczelni,wykładów dla studentów itp</text:p>
      <text:p text:style-name="Standard">Panoramy uczelni</text:p>
      <text:p text:style-name="Standard">Przełączanie pomiędzy panoramą</text:p>
      <text:p text:style-name="Standard">Łączenie z bazą danych za pomocą aplikacji</text:p>
      <text:p text:style-name="Standard">Logo aplikacji</text:p>
      <text:p text:style-name="Standard">Intefejs</text:p>
      <text:p text:style-name="Standard"/>
      <text:p text:style-name="Standard">5.Baze danych tworzyliśmy </text:p>
      <text:p text:style-name="Standard">http://www.webserv.pl/pobierz</text:p>
      <text:p text:style-name="Standard"/>
      <text:p text:style-name="Standard">narazie mamy 3 tabelę </text:p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Profesorzy</text:p>
          </table:table-cell>
          <table:table-cell table:style-name="Tabela1.A1" office:value-type="string">
            <text:p text:style-name="Table_20_Contents">Sale</text:p>
          </table:table-cell>
          <table:table-cell table:style-name="Tabela1.C1" office:value-type="string">
            <text:p text:style-name="Table_20_Contents">Przedmioty</text:p>
          </table:table-cell>
        </table:table-row>
        <table:table-row>
          <table:table-cell table:style-name="Tabela1.A2" office:value-type="string">
            <text:p text:style-name="Table_20_Contents">id</text:p>
          </table:table-cell>
          <table:table-cell table:style-name="Tabela1.A2" office:value-type="string">
            <text:p text:style-name="Table_20_Contents">Id sali</text:p>
          </table:table-cell>
          <table:table-cell table:style-name="Tabela1.C2" office:value-type="string">
            <text:p text:style-name="Table_20_Contents">Id przedmiotu</text:p>
          </table:table-cell>
        </table:table-row>
        <table:table-row>
          <table:table-cell table:style-name="Tabela1.A2" office:value-type="string">
            <text:p text:style-name="Table_20_Contents">imie</text:p>
          </table:table-cell>
          <table:table-cell table:style-name="Tabela1.A2" office:value-type="string">
            <text:p text:style-name="Table_20_Contents">Nr sali</text:p>
          </table:table-cell>
          <table:table-cell table:style-name="Tabela1.C2" office:value-type="string">
            <text:p text:style-name="Table_20_Contents">Id sali</text:p>
          </table:table-cell>
        </table:table-row>
        <table:table-row>
          <table:table-cell table:style-name="Tabela1.A2" office:value-type="string">
            <text:p text:style-name="Table_20_Contents">nazwisko</text:p>
          </table:table-cell>
          <table:table-cell table:style-name="Tabela1.A2" office:value-type="string">
            <text:p text:style-name="Table_20_Contents">Id profesora</text:p>
          </table:table-cell>
          <table:table-cell table:style-name="Tabela1.C2" office:value-type="string">
            <text:p text:style-name="Table_20_Contents">Id profesora</text:p>
          </table:table-cell>
        </table:table-row>
        <table:table-row>
          <table:table-cell table:style-name="Tabela1.A2" office:value-type="string">
            <text:p text:style-name="Table_20_Contents">Nr telefonu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>godzina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>Dzień tygodn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a1" text:anchor-type="paragraph" svg:width="16.999cm" svg:height="10.836cm" draw:z-index="0"><draw:image xlink:href="Pictures/20000007000066A20000416D06E4C42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M46S</meta:editing-duration>
    <meta:editing-cycles>8</meta:editing-cycles>
    <meta:generator>OpenOffice/4.1.4$Win32 OpenOffice.org_project/414m5$Build-9788</meta:generator>
    <dc:date>2017-11-25T20:38:19.01</dc:date>
    <dc:creator>Aleksander Imbierowski</dc:creator>
    <meta:document-statistic meta:table-count="1" meta:image-count="1" meta:object-count="0" meta:page-count="3" meta:paragraph-count="33" meta:word-count="81" meta:character-count="664"/>
    <meta:user-defined meta:name="Info 1"/>
    <meta:user-defined meta:name="Info 2"/>
    <meta:user-defined meta:name="Info 3"/>
    <meta:user-defined meta:name="Info 4"/>
  </office:meta>
</office:document-meta>
</file>